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verdana" svg:font-family="verdana, geneva, lucida, 'lucida grande', arial, helvetica, sans-serif"/>
    <style:font-face style:name="Adobe Caslon Pro Bold" svg:font-family="'Adobe Caslon Pro 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orizontal_20_Line">
      <style:paragraph-properties style:line-height-at-least="0.1874in" fo:text-align="start" style:justify-single-word="false" fo:orphans="2" fo:widows="2"/>
      <style:text-properties style:font-name="Adobe Caslon Pro Bold" fo:font-size="12pt" style:font-size-asian="12pt" style:font-size-complex="12pt"/>
    </style:style>
    <style:style style:name="P2" style:family="paragraph" style:parent-style-name="Heading_20_3">
      <style:paragraph-properties fo:margin-left="0in" fo:margin-right="0in" fo:margin-top="0in" fo:margin-bottom="0in" style:line-height-at-least="0.1354in" fo:orphans="2" fo:widows="2" fo:text-indent="0in" style:auto-text-indent="false" fo:padding="0in" fo:border="none"/>
      <style:text-properties fo:font-variant="normal" fo:text-transform="none" fo:color="#333333" style:font-name="Adobe Caslon Pro Bold" fo:font-size="12pt" fo:letter-spacing="normal" fo:font-style="normal" fo:font-weight="bold" style:font-size-asian="12pt" style:font-size-complex="12pt"/>
    </style:style>
    <style:style style:name="P3" style:family="paragraph" style:parent-style-name="Standard">
      <style:paragraph-properties fo:margin-left="0in" fo:margin-right="0in" fo:margin-top="0in" fo:margin-bottom="0in" style:line-height-at-least="0.1354in" fo:orphans="2" fo:widows="2" fo:text-indent="0in" style:auto-text-indent="false" fo:padding="0in" fo:border="none"/>
      <style:text-properties fo:font-variant="normal" fo:text-transform="none" fo:color="#111111" style:font-name="Adobe Caslon Pro Bold" fo:font-size="9.75pt" fo:letter-spacing="normal" fo:font-style="normal" fo:font-weight="normal"/>
    </style:style>
    <style:style style:name="P4" style:family="paragraph" style:parent-style-name="Standard">
      <style:paragraph-properties fo:margin-left="0in" fo:margin-right="0in" fo:margin-top="0in" fo:margin-bottom="0in" style:line-height-at-least="0.1354in" fo:orphans="2" fo:widows="2" fo:text-indent="0in" style:auto-text-indent="false" fo:padding="0in" fo:border="none"/>
      <style:text-properties fo:font-variant="normal" fo:text-transform="none" fo:color="#111111" style:font-name="Adobe Caslon Pro Bold" fo:font-size="12pt" fo:letter-spacing="normal" fo:font-style="normal" fo:font-weight="normal" style:font-size-asian="12pt" style:font-size-complex="12pt"/>
    </style:style>
    <style:style style:name="P5" style:family="paragraph" style:parent-style-name="Standard">
      <style:paragraph-properties fo:margin-left="0in" fo:margin-right="0in" fo:margin-top="0in" fo:margin-bottom="0in" style:line-height-at-least="0.1354in" fo:text-align="center" style:justify-single-word="false" fo:orphans="2" fo:widows="2" fo:text-indent="0in" style:auto-text-indent="false" fo:padding="0in" fo:border="none"/>
      <style:text-properties fo:font-variant="normal" fo:text-transform="none" fo:color="#800000" style:font-name="Adobe Caslon Pro Bold" fo:font-size="24pt" fo:letter-spacing="normal" fo:font-style="normal" fo:font-weight="normal" style:font-size-asian="24pt" style:font-size-complex="24pt"/>
    </style:style>
    <style:style style:name="P6" style:family="paragraph" style:parent-style-name="Standard">
      <style:paragraph-properties fo:margin-left="0in" fo:margin-right="0in" fo:margin-top="0in" fo:margin-bottom="0in" style:line-height-at-least="0.1354in" fo:orphans="2" fo:widows="2" fo:text-indent="0in" style:auto-text-indent="false" fo:padding="0in" fo:border="none"/>
      <style:text-properties fo:font-variant="normal" fo:text-transform="none" fo:color="#ff0000" style:font-name="Adobe Caslon Pro Bold" fo:font-size="12pt" fo:letter-spacing="normal" fo:font-style="normal" fo:font-weight="bold" fo:background-color="transparent" style:font-size-asian="12pt" style:font-size-complex="12pt"/>
    </style:style>
    <style:style style:name="P7" style:family="paragraph" style:parent-style-name="Text_20_body">
      <style:paragraph-properties fo:margin-left="0in" fo:margin-right="0in" fo:margin-top="0in" fo:margin-bottom="0in" style:line-height-at-least="0.1874in" fo:text-align="start" style:justify-single-word="false" fo:orphans="2" fo:widows="2" fo:text-indent="0in" style:auto-text-indent="false" fo:padding="0in" fo:border="none"/>
      <style:text-properties fo:font-variant="normal" fo:text-transform="none" fo:color="#333333" style:font-name="Adobe Caslon Pro Bold" fo:font-size="12pt" fo:letter-spacing="normal" fo:font-style="normal" fo:font-weight="normal" style:font-size-asian="12pt" style:font-size-complex="12pt"/>
    </style:style>
    <style:style style:name="P8" style:family="paragraph" style:parent-style-name="Text_20_body">
      <style:paragraph-properties fo:margin-left="0in" fo:margin-right="0in" fo:margin-top="0in" fo:margin-bottom="0in" style:line-height-at-least="0.1874in" fo:text-align="start" style:justify-single-word="false" fo:orphans="2" fo:widows="2" fo:text-indent="0in" style:auto-text-indent="false" fo:padding="0in" fo:border="none"/>
    </style:style>
    <style:style style:name="P9" style:family="paragraph" style:parent-style-name="Text_20_body">
      <style:paragraph-properties style:line-height-at-least="0.1874in" fo:text-align="start" style:justify-single-word="false" fo:orphans="2" fo:widows="2"/>
      <style:text-properties fo:font-variant="normal" fo:text-transform="none" fo:color="#333333" style:font-name="Adobe Caslon Pro Bold" fo:font-size="12pt" fo:letter-spacing="normal" fo:font-style="normal" fo:font-weight="normal" style:font-size-asian="12pt" style:font-size-complex="12pt"/>
    </style:style>
    <style:style style:name="P10" style:family="paragraph" style:parent-style-name="Text_20_body">
      <style:paragraph-properties fo:margin-top="0in" fo:margin-bottom="0in" style:line-height-at-least="0.1874in" fo:text-align="start" style:justify-single-word="false" fo:orphans="2" fo:widows="2" fo:padding="0in" fo:border="none"/>
      <style:text-properties fo:font-variant="normal" fo:text-transform="none" fo:color="#333333" style:font-name="Adobe Caslon Pro Bold" fo:font-size="12pt" fo:letter-spacing="normal" fo:font-style="normal" fo:font-weight="normal" style:font-size-asian="12pt" style:font-size-complex="12pt"/>
    </style:style>
    <style:style style:name="P11" style:family="paragraph" style:parent-style-name="Text_20_body" style:list-style-name="L1">
      <style:paragraph-properties fo:margin-left="0in" fo:margin-right="0in" fo:margin-top="0in" fo:margin-bottom="0in" style:line-height-at-least="0.1874in" fo:text-align="start" style:justify-single-word="false" fo:orphans="2" fo:widows="2" fo:text-indent="0in" style:auto-text-indent="false" fo:padding="0in" fo:border="none"/>
      <style:text-properties fo:font-variant="normal" fo:text-transform="none" fo:color="#333333" style:font-name="Adobe Caslon Pro Bold" fo:font-size="12pt" fo:letter-spacing="normal" fo:font-style="normal" fo:font-weight="normal" style:font-size-asian="12pt" style:font-size-complex="12pt"/>
    </style:style>
    <style:style style:name="P12" style:family="paragraph" style:parent-style-name="Text_20_body" style:list-style-name="L2">
      <style:paragraph-properties fo:margin-left="0in" fo:margin-right="0in" fo:margin-top="0in" fo:margin-bottom="0in" style:line-height-at-least="0.1874in" fo:text-align="start" style:justify-single-word="false" fo:orphans="2" fo:widows="2" fo:text-indent="0in" style:auto-text-indent="false" fo:padding="0in" fo:border="none"/>
      <style:text-properties fo:font-variant="normal" fo:text-transform="none" fo:color="#333333" style:font-name="Adobe Caslon Pro Bold" fo:font-size="12pt" fo:letter-spacing="normal" fo:font-style="normal" fo:font-weight="normal" style:font-size-asian="12pt" style:font-size-complex="12pt"/>
    </style:style>
    <style:style style:name="P13" style:family="paragraph" style:parent-style-name="Text_20_body" style:list-style-name="L3">
      <style:paragraph-properties fo:margin-left="0in" fo:margin-right="0in" fo:margin-top="0in" fo:margin-bottom="0in" style:line-height-at-least="0.1874in" fo:text-align="start" style:justify-single-word="false" fo:orphans="2" fo:widows="2" fo:text-indent="0in" style:auto-text-indent="false" fo:padding="0in" fo:border="none"/>
      <style:text-properties fo:font-variant="normal" fo:text-transform="none" fo:color="#333333" style:font-name="Adobe Caslon Pro Bold" fo:font-size="12pt" fo:letter-spacing="normal" fo:font-style="normal" fo:font-weight="normal" style:font-size-asian="12pt" style:font-size-complex="12pt"/>
    </style:style>
    <style:style style:name="P14" style:family="paragraph" style:parent-style-name="Text_20_body" style:list-style-name="L4">
      <style:paragraph-properties fo:margin-left="0in" fo:margin-right="0in" fo:margin-top="0in" fo:margin-bottom="0in" style:line-height-at-least="0.1874in" fo:text-align="start" style:justify-single-word="false" fo:orphans="2" fo:widows="2" fo:text-indent="0in" style:auto-text-indent="false" fo:padding="0in" fo:border="none"/>
      <style:text-properties fo:font-variant="normal" fo:text-transform="none" fo:color="#333333" style:font-name="Adobe Caslon Pro Bold" fo:font-size="12pt" fo:letter-spacing="normal" fo:font-style="normal" fo:font-weight="normal" style:font-size-asian="12pt" style:font-size-complex="12pt"/>
    </style:style>
    <style:style style:name="P15" style:family="paragraph" style:parent-style-name="Text_20_body" style:list-style-name="L5">
      <style:paragraph-properties fo:margin-left="0in" fo:margin-right="0in" fo:margin-top="0in" fo:margin-bottom="0in" style:line-height-at-least="0.1874in" fo:text-align="start" style:justify-single-word="false" fo:orphans="2" fo:widows="2" fo:text-indent="0in" style:auto-text-indent="false" fo:padding="0in" fo:border="none"/>
      <style:text-properties fo:font-variant="normal" fo:text-transform="none" fo:color="#333333" style:font-name="Adobe Caslon Pro Bold" fo:font-size="12pt" fo:letter-spacing="normal" fo:font-style="normal" fo:font-weight="normal" style:font-size-asian="12pt" style:font-size-complex="12pt"/>
    </style:style>
    <style:style style:name="P16" style:family="paragraph" style:parent-style-name="Standard">
      <style:paragraph-properties fo:margin-left="0in" fo:margin-right="0in" fo:margin-top="0in" fo:margin-bottom="0in" style:line-height-at-least="0.1354in" fo:orphans="2" fo:widows="2" fo:text-indent="0in" style:auto-text-indent="false" fo:padding="0in" fo:border="none"/>
      <style:text-properties fo:font-variant="normal" fo:text-transform="none" fo:color="#111111" style:font-name="Adobe Caslon Pro Bold" fo:font-size="12pt" fo:letter-spacing="normal" fo:font-style="normal" fo:font-weight="normal" style:font-size-asian="12pt" style:font-size-complex="12pt"/>
    </style:style>
    <style:style style:name="T1" style:family="text">
      <style:text-properties fo:color="#ff0000"/>
    </style:style>
    <style:style style:name="T2" style:family="text">
      <style:text-properties fo:color="#ff0000" fo:font-weight="bold" fo:background-color="transparent"/>
    </style:style>
    <style:style style:name="T3" style:family="text">
      <style:text-properties fo:font-weight="bold"/>
    </style:style>
    <style:style style:name="T4" style:family="text">
      <style:text-properties fo:color="#000000" fo:font-weight="bold"/>
    </style:style>
    <style:style style:name="T5" style:family="text">
      <style:text-properties fo:font-variant="normal" fo:text-transform="none" fo:color="#333333" style:font-name="Adobe Caslon Pro Bold" fo:font-size="12pt" fo:letter-spacing="normal" fo:font-style="normal" fo:font-weight="normal" style:font-size-asian="12pt" style:font-size-complex="12pt"/>
    </style:style>
    <style:style style:name="T6" style:family="text">
      <style:text-properties fo:font-variant="normal" fo:text-transform="none" fo:color="#333333" style:font-name="Adobe Caslon Pro Bold" fo:font-size="12pt" fo:letter-spacing="normal" fo:font-style="normal" fo:font-weight="bold" style:font-size-asian="12pt" style:font-size-complex="12pt"/>
    </style:style>
    <style:style style:name="T7" style:family="text">
      <style:text-properties fo:font-variant="normal" fo:text-transform="none" fo:color="#333333" style:font-name="Adobe Caslon Pro Bold" fo:font-size="12pt" fo:letter-spacing="normal" fo:font-style="normal" style:text-underline-style="solid" style:text-underline-width="auto" style:text-underline-color="font-color" fo:font-weight="normal" style:font-size-asian="12pt" style:font-size-complex="12pt"/>
    </style:style>
    <style:style style:name="T8" style:family="text">
      <style:text-properties fo:color="#800000" fo:font-weight="bold" style:font-weight-asian="bold" style:font-weight-complex="bold"/>
    </style:style>
    <style:style style:name="T9" style:family="text">
      <style:text-properties fo:color="#8b0000" style:font-name="verdana" fo:font-size="14pt" fo:font-weight="bold" fo:background-color="transparent"/>
    </style:style>
    <style:style style:name="T10" style:family="text">
      <style:text-properties style:font-name="verdana" fo:font-size="9.75pt"/>
    </style:style>
    <style:style style:name="T11" style:family="text">
      <style:text-properties style:font-name="verdana" fo:font-size="9.75pt" fo:font-weight="bold" fo:background-color="transparent"/>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PK Multi-Tool</text:p>
      <text:p text:style-name="P3"/>
      <text:p text:style-name="P4">I have updated all the files and modified Apk manager's Scripts to fix many user reported bugs from Daneshm90 apk manager which he had written a simple script to ease the process of editing apks. Got a lot of downloads so thought its in demand</text:p>
      <text:p text:style-name="P4"/>
      <text:p text:style-name="P4">After some thought and after adding new features and decided that since it is no longer just a apk management tool that is is now a multifunctional tool now so I felt to change the name to APK Multi-Tool.<text:line-break/><text:line-break/>Whether you're doing basic image editing or editing the smali or XML files, on average u have to use (Brut.all or JF's smali/baksmali) awesome tool to extract the apk, edit it, then sign the apk and then adb push/install it. This process is quite tiresome if you are testing a method that needs fine tweaking.<text:line-break/><text:line-break/>This script should make the process a LOT smoother.<text:line-break/>There is an option of compiling/signing/installing all in one step<text:line-break/><text:line-break/><text:span text:style-name="T2">Thanks:</text:span><text:line-break/>Goes to Daneshm90 the Original Writer of Apk Manager<text:line-break/>Goes to Brut.all for his awesome tool.<text:line-break/>Goes to JF for of course, smali/baksmali<text:line-break/>Goes to farmatito for porting this script to Linux<text:line-break/><text:line-break/><text:span text:style-name="T2">Features:</text:span><text:line-break/>- Extract, Zip apk's.<text:line-break/>- Optimize pngs (ignores .9.pngs)<text:line-break/>- Zipalign apks<text:line-break/>- Sign apks<text:line-break/>- Push to specific location on phone<text:line-break/>- Incorporates brut.all's apktool<text:line-break/>- Pull apk from phone into modding environment.<text:line-break/><text:soft-page-break/>- Batch optimize apk (Zipalign,optipng,or both)<text:line-break/>- Quick sign an apk (Batch mode supported)<text:line-break/>- Batch Ogg optimization<text:line-break/>- Compression level selector (monitor status above menu)<text:line-break/>- Batch install apk from script (option 16)<text:line-break/>- Logging on/off has been removed. Instead a log.txt is created which logs the activities of the script organized using time/date headers<text:line-break/>- User can change the max java heap size (only use if certain large apks get stuck when decompiling/compiling apks) (Option 19)<text:line-break/>- Improved syntax of questions/answers<text:line-break/>- Error detection. Checks if error occurred anytime u perform a task, and reports it<text:line-break/>- Read log (Option 20)<text:line-break/>- U can now set this script as your default application for apks. When u do, if u double click any apk it will install it for u.<text:line-break/>- Supports batch installation, so if u drag multiple apks into the script (not while its running) it will install them all for u. U can of course drag a single apk as well<text:line-break/>- Added framework dependent decompiling (For non proprietary rom apks). (Option 10). Checks whether the depended apk u selected is correct.<text:line-break/>- Allows multiple projects to be modified, switch to and from.<text:line-break/>- Allows to modify system apk's using apktool but ensures maximum compatibility in terms of signature / manifest.xml<text:line-break/>- Stuff i forgot i guess<text:line-break/><text:line-break/><text:span text:style-name="T2">Instructions:</text:span><text:line-break/>- Place apk in appropriate folder (Any file name will work, if running for first time folders will not be there, you must run and then the folders will be created)<text:line-break/>- Run script<text:line-break/>- Minimize the script<text:line-break/>- Edit files inside the project folder<text:line-break/>- Maximize the script</text:p>
      <text:p text:style-name="P4"/>
      <text:p text:style-name="P4"><text:line-break/></text:p>
      <text:p text:style-name="P4"><text:soft-page-break/><text:span text:style-name="T1"/></text:p>
      <text:p text:style-name="P4"><text:span text:style-name="T1">Themers Convertion Tools:</text:span><text:line-break/>Before running the themers tool-set make sure when you run the scripts 15 16 17 in this exact order as it is setup as a tool-chain. </text:p>
      <text:p text:style-name="P4"/>
      <text:p text:style-name="P4">To transfer or convert a rom theme pack place the apk files of the theme pack you wish to convert over to your rom in the the Themedapk folder and place the rom files of the same name from the rom you have flashed on your phone in the transferred folder run the scripts</text:p>
      <text:p text:style-name="P4">take note that depending on your computer specs it can take over a hour to complete</text:p>
      <text:p text:style-name="P4"><text:line-break/><text:span text:style-name="T2">Requirements:</text:span><text:line-break/>Java 1.6</text:p>
      <text:p text:style-name="P4"/>
      <text:p text:style-name="P4"/>
      <text:p text:style-name="P6">FAQs:</text:p>
      <text:p text:style-name="P4">If you get the message <text:span text:style-name="T8">Java is not installed</text:span> try these instructions</text:p>
      <text:p text:style-name="P4"/>
      <text:h text:style-name="P2" text:outline-level="3">How do I set or change the PATH system variable?</text:h>
      <text:p text:style-name="P1"/>
      <text:p text:style-name="P9">This article applies to:</text:p>
      <text:list xml:id="list43458601" text:style-name="L1">
        <text:list-item>
          <text:p text:style-name="P11"><text:span text:style-name="T3">Platform(s): </text:span>Solaris SPARC, Solaris x86, Red Hat Linux, SUSE Linux, Windows 7, Vista, Windows XP</text:p>
        </text:list-item>
        <text:list-item>
          <text:p text:style-name="P11"><text:span text:style-name="T3">Browser(s): </text:span>All Browsers</text:p>
        </text:list-item>
        <text:list-item>
          <text:p text:style-name="P11"><text:span text:style-name="T3">Java version(s): </text:span>All JRE Versions</text:p>
        </text:list-item>
      </text:list>
      <text:p text:style-name="P1"/>
      <text:p text:style-name="P7"><text:span text:style-name="T4">MORE TECHNICAL INFORMATION </text:span><text:line-break/><text:line-break/>The <text:span text:style-name="T3">PATH </text:span>is the system variable that your operating system uses to locate needed executable from the command line or Terminal window.<text:line-break/>The <text:span text:style-name="T3">PATH </text:span>system variable can be set using <text:span text:style-name="T3">System Utility </text:span>in control panel on Windows, or in your shell's start-up file on Linux and Solaris.</text:p>
      <text:p text:style-name="P1"><text:soft-page-break/></text:p>
      <text:p text:style-name="P7"><text:span text:style-name="T4">SOLUTION</text:span><text:line-break/><text:line-break/><text:span text:style-name="T3">Setting Path on Windows</text:span><text:line-break/><text:span text:style-name="T3">For Windows XP:</text:span></text:p>
      <text:list xml:id="list43477670" text:style-name="L2">
        <text:list-item>
          <text:p text:style-name="P12">Start -&gt; Control Panel -&gt; System -&gt; Advanced</text:p>
        </text:list-item>
        <text:list-item>
          <text:p text:style-name="P12">Click on Environment Variables, under System Variables, find <text:span text:style-name="T3">PATH</text:span>, and click on it.</text:p>
        </text:list-item>
        <text:list-item>
          <text:p text:style-name="P12">In the Edit windows, modify <text:span text:style-name="T3">PATH </text:span>by adding the location of the class to the value for <text:span text:style-name="T3">PATH</text:span>. If you do not have the item <text:span text:style-name="T3">PATH</text:span>, you may select to add a new variable and add <text:span text:style-name="T3">PATH </text:span>as the name and the location of the class as the value.</text:p>
        </text:list-item>
        <text:list-item>
          <text:p text:style-name="P12">Close the window.</text:p>
        </text:list-item>
        <text:list-item>
          <text:p text:style-name="P12">Reopen Command prompt window, and run your java code.</text:p>
        </text:list-item>
      </text:list>
      <text:p text:style-name="P10"><text:line-break/><text:span text:style-name="T3">For Windows Vista:</text:span></text:p>
      <text:list xml:id="list43466977" text:style-name="L3">
        <text:list-item>
          <text:p text:style-name="P13">Right click “My Computer” icon</text:p>
        </text:list-item>
        <text:list-item>
          <text:p text:style-name="P13">Choose “Properties” from context menu</text:p>
        </text:list-item>
        <text:list-item>
          <text:p text:style-name="P13">Click “Advanced” tab (“Advanced system settings” link in Vista)</text:p>
        </text:list-item>
        <text:list-item>
          <text:p text:style-name="P13">In the Edit windows, modify <text:span text:style-name="T3">PATH </text:span>by adding the location of the class to the value for <text:span text:style-name="T3">PATH</text:span>. If you do not have the item <text:span text:style-name="T3">PATH</text:span>, you may select to add a new variable and add <text:span text:style-name="T3">PATH </text:span>as the name and the location of the class as the value.</text:p>
        </text:list-item>
        <text:list-item>
          <text:p text:style-name="P13">Reopen Command prompt window, and run your java code.</text:p>
        </text:list-item>
      </text:list>
      <text:p text:style-name="P8"><text:span text:style-name="T5"><text:line-break/></text:span><text:span text:style-name="T6">Setting Path on Solaris and Linux</text:span><text:span text:style-name="T5"><text:line-break/>To find out if the java executable is in your </text:span><text:span text:style-name="T6">PATH</text:span><text:span text:style-name="T5">, execute:<text:line-break/></text:span><text:span text:style-name="T6">% java -version</text:span><text:span text:style-name="T5"><text:line-break/><text:line-break/>This will print the version of the java executable, if it can find it. If you get error java: Command not found. Then path is not properly set.<text:line-break/><text:line-break/>To find out which java executable the first one found in your </text:span><text:span text:style-name="T6">PATH</text:span><text:span text:style-name="T5">, execute:<text:line-break/></text:span><text:span text:style-name="T6">% which java</text:span><text:span text:style-name="T5"><text:line-break/><text:line-break/></text:span><text:soft-page-break/><text:span text:style-name="T5">Below are the steps to set the </text:span><text:span text:style-name="T6">PATH </text:span><text:span text:style-name="T5">permanently,<text:line-break/></text:span><text:span text:style-name="T6">Note: </text:span><text:span text:style-name="T5">We are here giving instructions for two most popular Shells on Linux and Solaris.<text:line-break/>Please visit link below if you are using any other shells.<text:line-break/></text:span><text:a xlink:type="simple" xlink:href="http://java.sun.com/docs/books/tutorial/essential/environment/paths.html"><text:span text:style-name="T7">Path Setting Tutorial</text:span></text:a><text:span text:style-name="T5"><text:line-break/><text:line-break/></text:span><text:span text:style-name="T6">For bash Shell:</text:span><text:span text:style-name="T5"> </text:span></text:p>
      <text:list xml:id="list43464846" text:style-name="L4">
        <text:list-item>
          <text:p text:style-name="P14">Edit the start-up file (~/ .bashrc)</text:p>
        </text:list-item>
        <text:list-item>
          <text:p text:style-name="P14">Modify <text:span text:style-name="T3">PATH </text:span>variable: <text:line-break/><text:span text:style-name="T3">PATH=/usr/local/jdk1.6.0/bin</text:span></text:p>
        </text:list-item>
        <text:list-item>
          <text:p text:style-name="P14">export <text:span text:style-name="T3">PATH</text:span></text:p>
        </text:list-item>
        <text:list-item>
          <text:p text:style-name="P14">Save and close the file</text:p>
        </text:list-item>
        <text:list-item>
          <text:p text:style-name="P14">Open new Terminal window</text:p>
        </text:list-item>
        <text:list-item>
          <text:p text:style-name="P14">Verify the <text:span text:style-name="T3">PATH </text:span>is set properly<text:line-break/><text:span text:style-name="T3">% java -version</text:span></text:p>
        </text:list-item>
      </text:list>
      <text:p text:style-name="P10"><text:line-break/><text:span text:style-name="T3">For C Shell (csh):</text:span></text:p>
      <text:list xml:id="list43470875" text:style-name="L5">
        <text:list-item>
          <text:p text:style-name="P15">Edit startup file (~/ .cshrc)</text:p>
        </text:list-item>
        <text:list-item>
          <text:p text:style-name="P15">Set Path<text:line-break/><text:span text:style-name="T3">set path=(/usr/local/jdk1.6.0/bin )</text:span></text:p>
        </text:list-item>
        <text:list-item>
          <text:p text:style-name="P15">Save and Close the file</text:p>
        </text:list-item>
        <text:list-item>
          <text:p text:style-name="P15">Open new Terminal window</text:p>
        </text:list-item>
        <text:list-item>
          <text:p text:style-name="P15">Verify the <text:span text:style-name="T3">PATH </text:span>is set properly<text:line-break/><text:span text:style-name="T3">% java -version</text:span></text:p>
        </text:list-item>
      </text:list>
      <text:p text:style-name="P4"/>
      <text:p text:style-name="P4"><text:span text:style-name="T9">What is the Batch Theme Image Transfer TOOL?</text:span><text:span text:style-name="T10"><text:line-break/>This tool makes the process of transferring images from one APK to another APK File of the same file making it easier to update themes or even transferring a theme update.zip of one ROM to another Rom allowing the porting of theme to be much faster.<text:line-break/>(</text:span><text:span text:style-name="T11">Note: You will have to manually replace the progress_horizontal.xml from the framework-res since this file is needed with Theme Changes</text:span><text:span text:style-name="T10">)<text:line-break/><text:line-break/></text:span><text:span text:style-name="T9">What is the Batch Theme Zipalign APK TOOL?</text:span><text:span text:style-name="T10"><text:line-break/>This tool makes it easier to Zipalign all the apk files in your newly ported/updated theme pack.<text:line-break/><text:line-break/></text:span><text:span text:style-name="T9">What is the Batch Theme optipng TOOL?</text:span><text:span text:style-name="T10"><text:line-break/>This tool optimizes all the images in all of the apk files for the tool-set to allow you to be able improve compression of the images.</text:span> </text:p>
      <text:p text:style-name="P4"><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verdana" svg:font-family="verdana, geneva, lucida, 'lucida grande', arial, helvetica, sans-serif"/>
    <style:font-face style:name="Adobe Caslon Pro Bold" svg:font-family="'Adobe Caslon Pro 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erald Baggett</meta:initial-creator>
    <meta:creation-date>2011-10-13T22:27:48.76</meta:creation-date>
    <dc:date>2011-10-16T23:57:47.16</dc:date>
    <meta:editing-duration>PT1H3M41S</meta:editing-duration>
    <meta:editing-cycles>10</meta:editing-cycles>
    <meta:generator>OpenOffice.org/3.3$Win32 OpenOffice.org_project/330m20$Build-9567</meta:generator>
    <dc:creator>Gerald Baggett</dc:creator>
    <meta:document-statistic meta:table-count="0" meta:image-count="0" meta:object-count="0" meta:page-count="6" meta:paragraph-count="42" meta:word-count="1199" meta:character-count="6648"/>
  </office:meta>
</office:document-meta>
</file>